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200%" fo:text-align="center" style:justify-single-word="false"/>
      <style:text-properties style:font-name="Ubuntu" fo:font-size="15pt" fo:font-weight="normal" officeooo:rsid="00171549" officeooo:paragraph-rsid="00171549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top="0.1665in" fo:margin-bottom="0in" loext:contextual-spacing="false" fo:line-height="179%" style:writing-mode="lr-tb"/>
      <style:text-properties fo:font-variant="normal" fo:text-transform="none" fo:color="#0000ff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665in" fo:margin-bottom="0in" loext:contextual-spacing="false" fo:line-height="179%" style:writing-mode="lr-tb"/>
      <style:text-properties fo:font-variant="normal" fo:text-transform="none" fo:color="#0000ff" style:text-line-through-style="none" style:text-line-through-type="none" style:font-name="Courier New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665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665in" fo:margin-bottom="0in" loext:contextual-spacing="false" fo:line-height="179%" style:writing-mode="lr-tb"/>
      <style:text-properties fo:font-weight="normal"/>
    </style:style>
    <style:style style:name="P6" style:family="paragraph" style:parent-style-name="Text_20_body">
      <style:paragraph-properties fo:margin-top="0.1665in" fo:margin-bottom="0in" loext:contextual-spacing="false" fo:line-height="179%" style:writing-mode="lr-tb"/>
    </style:style>
    <style:style style:name="T1" style:family="text">
      <style:text-properties fo:font-variant="normal" fo:text-transform="none" fo:color="#21409a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21409a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1409a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09968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fo:font-weight="bold" officeooo:rsid="0020996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20996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ff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ff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ff" style:text-line-through-style="none" style:text-line-through-type="none" style:font-name="Courier New" fo:font-size="12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ff" style:text-line-through-style="none" style:text-line-through-type="none" style:font-name="Courier New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ff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ff" style:text-line-through-style="none" style:text-line-through-type="none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ce181e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6f2df94-7fff-0c0d-7a5e-2c99c0b217fe"/><text:span text:style-name="Source_20_Text"><text:span text:style-name="T8">Linux Commands</text:span></text:span></text:p>
      <text:p text:style-name="P2">$ ls (Desktop)</text:p>
      <text:p text:style-name="P4">The shell command ls is used to list the contents of directories. If no arguments are given, it will list the contents of the current working directory.</text:p>
      <text:p text:style-name="P5"><text:span text:style-name="T11">$ ls -a</text:span><text:span text:style-name="T9">  </text:span><text:span text:style-name="T4">**lists all contents, including hidden files and directories. </text:span></text:p>
      <text:p text:style-name="P5"><text:span text:style-name="T11">$ ls -l </text:span><text:span text:style-name="T9"> </text:span><text:span text:style-name="T4">**lists all contents, in long format.</text:span></text:p>
      <text:p text:style-name="P5"><text:span text:style-name="T11">$ ls -t  </text:span><text:span text:style-name="T4">**lists all contents, by the time they were last modified. </text:span></text:p>
      <text:p text:style-name="P2">$ pwd</text:p>
      <text:p text:style-name="P4">The shell command pwd displays the file path from the root directory to the current working directory.</text:p>
      <text:p text:style-name="P5"><text:span text:style-name="T12">$ mkdir </text:span><text:span text:style-name="T4">**create a directory</text:span></text:p>
      <text:p text:style-name="P5"><text:span text:style-name="T12">$ cd dome-dir </text:span><text:span text:style-name="T4">**go to a certain directory</text:span></text:p>
      <text:p text:style-name="P5"><text:span text:style-name="T12">$ cd .. </text:span><text:span text:style-name="T4">**go back</text:span></text:p>
      <text:p text:style-name="P5"><text:span text:style-name="T12">$ cp (file1) (file2) (destination_folder)</text:span><text:span text:style-name="T9">  </text:span><text:span text:style-name="T4">**copy</text:span></text:p>
      <text:p text:style-name="P5"><text:span text:style-name="T12">$ mv (file1) (file2) (destination_folder)</text:span><text:span text:style-name="T9">  </text:span><text:span text:style-name="T4">**cut</text:span></text:p>
      <text:p text:style-name="P5"><text:span text:style-name="T12">$ rm (file1)</text:span><text:span text:style-name="T9"> </text:span><text:span text:style-name="T4">**delete file</text:span></text:p>
      <text:p text:style-name="P3">$ rm -r (directory)</text:p>
      <text:p text:style-name="P5"><text:span text:style-name="T12">$ echo “Hello” &gt; textFile.txt </text:span><text:span text:style-name="T9"> </text:span><text:span text:style-name="T4">**delete the content and write the given text</text:span></text:p>
      <text:p text:style-name="P5"><text:span text:style-name="T12">$ echo “Hello” &gt;&gt; textFile.txt</text:span><text:span text:style-name="T9"> </text:span><text:span text:style-name="T4">**append/add</text:span></text:p>
      <text:p text:style-name="P5"><text:soft-page-break/><text:span text:style-name="T12">$ cat textFile.txt </text:span><text:span text:style-name="T4">**display the content on the terminal</text:span></text:p>
      <text:p text:style-name="P5"><text:span text:style-name="T12">$ vlc </text:span><text:span text:style-name="T4">**open video</text:span></text:p>
      <text:p text:style-name="P5"><text:span text:style-name="T12">$ eog (pic) </text:span><text:span text:style-name="T4">**according to the photo viewer I have</text:span></text:p>
      <text:p text:style-name="P3">$ display (pic)</text:p>
      <text:p text:style-name="P5"><text:span text:style-name="T4">- to open a browser, just write its name in the terminal </text:span><text:span text:style-name="T12">(firefox)</text:span><text:span text:style-name="T1"> </text:span><text:span text:style-name="T12">(chromium)</text:span></text:p>
      <text:p text:style-name="P6"><text:span text:style-name="T13">$ xdg-open</text:span><text:a xlink:type="simple" xlink:href="https://www.ros.org/" text:style-name="Internet_20_link" text:visited-style-name="Visited_20_Internet_20_Link"><text:span text:style-name="T16"> </text:span></text:a><text:a xlink:type="simple" xlink:href="https://www.ros.org/" text:style-name="Internet_20_link" text:visited-style-name="Visited_20_Internet_20_Link"><text:span text:style-name="T14">https://www.ros.org/</text:span></text:a><text:span text:style-name="T16"> </text:span><text:span text:style-name="T2">  </text:span><text:span text:style-name="T5">**</text:span><text:span text:style-name="T3">t</text:span><text:span text:style-name="T5">o open a URL</text:span></text:p>
      <text:p text:style-name="P5"><text:span text:style-name="T12">$ evince</text:span><text:span text:style-name="T1"> </text:span><text:span text:style-name="T4">**</text:span><text:span text:style-name="T10">PDF</text:span></text:p>
      <text:p text:style-name="P3">$ libreoffice (odt file like word) </text:p>
      <text:p text:style-name="P5"><text:span text:style-name="T17">**after installing gnome from -&gt; </text:span><text:span text:style-name="T12">sudo apt install libgnome2-bin</text:span></text:p>
      <text:p text:style-name="P5"><text:span text:style-name="T4">We can use</text:span><text:span text:style-name="T15"> </text:span><text:span text:style-name="T12">$ gnome-open </text:span><text:span text:style-name="T4">to open any kind of file/media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22:16:45.370132724</meta:creation-date>
    <dc:date>2020-08-13T00:57:27.478657863</dc:date>
    <meta:editing-duration>PT48M5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218" meta:character-count="1251" meta:non-whitespace-character-count="1048"/>
  </office:meta>
</office:document-meta>
</file>